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1f9060" officeooo:paragraph-rsid="001f9060"/>
    </style:style>
    <style:style style:name="P3" style:family="paragraph" style:parent-style-name="Standard">
      <style:text-properties style:font-name="Linux Libertine O" officeooo:rsid="001f934a" officeooo:paragraph-rsid="001f934a"/>
    </style:style>
    <style:style style:name="P4" style:family="paragraph" style:parent-style-name="Standard">
      <style:text-properties style:font-name="Linux Libertine O" officeooo:rsid="001f934a" officeooo:paragraph-rsid="0024fd87"/>
    </style:style>
    <style:style style:name="P5" style:family="paragraph" style:parent-style-name="Heading">
      <style:text-properties style:font-name="Linux Libertine O"/>
    </style:style>
    <style:style style:name="P6" style:family="paragraph" style:parent-style-name="Heading">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P7" style:family="paragraph" style:parent-style-name="Heading_20_1">
      <style:text-properties fo:color="#004586" loext:opacity="100%" style:font-name="Linux Libertine O" fo:font-size="18.2000007629395pt" style:font-size-asian="18.2000007629395pt" style:font-size-complex="18.2000007629395pt" style:font-weight-complex="600"/>
    </style:style>
    <style:style style:name="P8" style:family="paragraph" style:parent-style-name="Standard">
      <style:text-properties style:font-name="Linux Libertine O" officeooo:rsid="001f9060" officeooo:paragraph-rsid="001f9060"/>
    </style:style>
    <style:style style:name="P9" style:family="paragraph" style:parent-style-name="Standard">
      <style:text-properties style:font-name="Linux Libertine O" officeooo:rsid="001f9060" officeooo:paragraph-rsid="002efe41"/>
    </style:style>
    <style:style style:name="P10" style:family="paragraph" style:parent-style-name="Standard">
      <style:text-properties style:font-name="Linux Libertine O" officeooo:rsid="002b6ade" officeooo:paragraph-rsid="002b6ade"/>
    </style:style>
    <style:style style:name="P11" style:family="paragraph" style:parent-style-name="Standard">
      <style:text-properties style:font-name="Linux Libertine O" officeooo:rsid="0010b024" officeooo:paragraph-rsid="0010b024"/>
    </style:style>
    <style:style style:name="P12" style:family="paragraph" style:parent-style-name="Standard">
      <style:text-properties style:font-name="Linux Libertine O" officeooo:rsid="001f934a" officeooo:paragraph-rsid="0031db1b"/>
    </style:style>
    <style:style style:name="T1" style:family="text">
      <style:text-properties officeooo:rsid="001f9060"/>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01f9060" style:font-weight-asian="bold" style:font-weight-complex="bold"/>
    </style:style>
    <style:style style:name="T4" style:family="text">
      <style:text-properties fo:color="#3465a4" loext:opacity="100%" fo:font-weight="bold" officeooo:rsid="002375c3" style:font-weight-asian="bold" style:font-weight-complex="bold"/>
    </style:style>
    <style:style style:name="T5" style:family="text">
      <style:text-properties fo:color="#3465a4" loext:opacity="100%" fo:font-weight="bold" officeooo:rsid="002d0799" style:font-weight-asian="bold" style:font-weight-complex="bold"/>
    </style:style>
    <style:style style:name="T6" style:family="text">
      <style:text-properties officeooo:rsid="001f934a"/>
    </style:style>
    <style:style style:name="T7" style:family="text">
      <style:text-properties officeooo:rsid="00218056"/>
    </style:style>
    <style:style style:name="T8" style:family="text">
      <style:text-properties officeooo:rsid="0024fd87"/>
    </style:style>
    <style:style style:name="T9" style:family="text">
      <style:text-properties officeooo:rsid="002589af"/>
    </style:style>
    <style:style style:name="T10" style:family="text">
      <style:text-properties officeooo:rsid="0029c789"/>
    </style:style>
    <style:style style:name="T11" style:family="text">
      <style:text-properties officeooo:rsid="002b6ade"/>
    </style:style>
    <style:style style:name="T12" style:family="text">
      <style:text-properties officeooo:rsid="002d0799"/>
    </style:style>
    <style:style style:name="T13" style:family="text">
      <style:text-properties officeooo:rsid="002d16b5"/>
    </style:style>
    <style:style style:name="T14" style:family="text">
      <style:text-properties officeooo:rsid="002efe41"/>
    </style:style>
    <style:style style:name="T15" style:family="text">
      <style:text-properties officeooo:rsid="002f0607"/>
    </style:style>
    <style:style style:name="T16" style:family="text">
      <style:text-properties officeooo:rsid="00312de6"/>
    </style:style>
    <style:style style:name="T17" style:family="text">
      <style:text-properties officeooo:rsid="0031db1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Red Chicken pot</text:span> (<text:span text:style-name="T10">6</text:span> portions; <text:span text:style-name="T10">2 hrs</text:span>)</text:h>
      <text:p text:style-name="P5"><text:span text:style-name="T2">For </text:span><text:span text:style-name="T4">the </text:span><text:span text:style-name="T3">chicken </text:span><text:span text:style-name="T5">(35-45 min)</text:span></text:p>
      <text:p text:style-name="P2">1kg skin-on chicken drumsticks <text:span text:style-name="T12">or </text:span>thighs</text:p>
      <text:p text:style-name="P2">salt to taste</text:p>
      <text:p text:style-name="P1"/>
      <text:p text:style-name="P1"/>
      <text:p text:style-name="P2">Trim the excess skin and fat from the chicken <text:span text:style-name="T10">and sprinkle</text:span> <text:span text:style-name="T9">some</text:span> salt <text:span text:style-name="T10">on both sides of</text:span> the meat.</text:p>
      <text:p text:style-name="P2"/>
      <text:p text:style-name="P2">Foil line the grill tray. Grill on <text:span text:style-name="T8">medium-low</text:span> heat for <text:span text:style-name="T8">20-</text:span><text:span text:style-name="T10">25</text:span><text:span text:style-name="T8"> </text:span>min until the skin is crispy (<text:span text:style-name="T10">it</text:span> doesn’t have to be cooked <text:span text:style-name="T8">completely </text:span>through as it’s stewed in the pot.)</text:p>
      <text:p text:style-name="P1"/>
      <text:p text:style-name="P6">For the <text:span text:style-name="T1">sauce </text:span><text:span text:style-name="T13">(1h 20 min)</text:span></text:p>
      <text:p text:style-name="P3">Large saucepan, as <text:span text:style-name="T10">wide</text:span> as possible.</text:p>
      <text:p text:style-name="P1"/>
      <text:p text:style-name="P9">olive oil <text:span text:style-name="T14">for frying</text:span></text:p>
      <text:p text:style-name="P9"><text:span text:style-name="T10">5-6</text:span> cloves garlic</text:p>
      <text:p text:style-name="P2">3 <text:span text:style-name="T10">large</text:span> red onions</text:p>
      <text:p text:style-name="P2"/>
      <text:p text:style-name="P2"><text:span text:style-name="T10">2 tsp mixed </text:span>herbs <text:span text:style-name="T10">or herbs de provence</text:span></text:p>
      <text:p text:style-name="P2"><text:span text:style-name="T10">1 tsp </text:span><text:span text:style-name="T8">ground black</text:span> pepper</text:p>
      <text:p text:style-name="P2"><text:span text:style-name="T10">3</text:span> tsp smoked paprika</text:p>
      <text:p text:style-name="P10">1 flat tsp turmeric</text:p>
      <text:p text:style-name="P2"/>
      <text:p text:style-name="P9"><text:span text:style-name="T9">2</text:span> chicken stock pots <text:span text:style-name="T6">or cubes</text:span></text:p>
      <text:p text:style-name="P9"><text:span text:style-name="T10">4</text:span> red peppers</text:p>
      <text:p text:style-name="P9"><text:span text:style-name="T14">500g</text:span> cherry tomatoes</text:p>
      <text:p text:style-name="P1"/>
      <text:p text:style-name="P1"/>
      <text:p text:style-name="P3">Wash the tomatoes and peppers, boil the kettle. <text:span text:style-name="T11">Roughly c</text:span><text:span text:style-name="T1">hop the garlic, </text:span><text:span text:style-name="T11">and </text:span><text:span text:style-name="T1">chop the onion </text:span><text:span text:style-name="T11">and peppers</text:span><text:span text:style-name="T1"> into large chunks. </text:span><text:span text:style-name="T8">Halve the cherry tomatoes if they are large, else leave them whole.</text:span></text:p>
      <text:p text:style-name="P2"/>
      <text:p text:style-name="P2">Fry the onion and garlic on medium-high heat in plenty of olive oil, and add in the <text:span text:style-name="T8">black pepper,</text:span> herbs, <text:span text:style-name="T8">and</text:span> smoked paprika. <text:span text:style-name="T6">Stir frequently until the onions </text:span><text:span text:style-name="T15">start to</text:span><text:span text:style-name="T6"> soft</text:span><text:span text:style-name="T15">en</text:span><text:span text:style-name="T6">.</text:span></text:p>
      <text:p text:style-name="P2"/>
      <text:p text:style-name="P4">Add the peppers and fry for a minute. Add the chicken stock <text:span text:style-name="T11">and pour in</text:span><text:span text:style-name="T8"> hot</text:span> water <text:span text:style-name="T8">till the mixture is covered. Turn up the heat</text:span> and stir for couple of minutes to dissolve the stock and bring to the boil. <text:span text:style-name="T8">Add</text:span> the cherry tomatoes <text:span text:style-name="T8">to the top of the pot</text:span>.</text:p>
      <text:p text:style-name="P3"/>
      <text:p text:style-name="P3"><text:span text:style-name="T12">C</text:span>arefully add the chicken <text:span text:style-name="T16">pieces</text:span> to the top of the pot. They should be placed crispy side up, and partially submerged in the sauce so that the meat is mostly covered, but as much of the crispy skin as possible is above the surface.</text:p>
      <text:p text:style-name="P3"/>
      <text:p text:style-name="P12"><text:span text:style-name="T12">Bring to the boil </text:span><text:span text:style-name="T17">then </text:span>simmer with the lid off for <text:span text:style-name="T12">45 min – 1</text:span> hour <text:span text:style-name="T12">(don’t stir)</text:span>.</text:p>
      <text:p text:style-name="P12">Top up the water a bit if needed.</text:p>
      <text:p text:style-name="P3"/>
      <text:p text:style-name="P3">When cooked <text:span text:style-name="T17">either</text:span> <text:span text:style-name="T17">leave</text:span> the chicken pieces whole, or <text:span text:style-name="T7">strip the meat and stir back into the sauce.</text:span></text:p>
      <text:p text:style-name="P3"/>
      <text:p text:style-name="P3"><text:span text:style-name="T17">S</text:span>erve with rice or pasta or chunky bre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8-31T22:59:35.765352028</dc:date>
    <meta:editing-duration>PT45M16S</meta:editing-duration>
    <meta:editing-cycles>28</meta:editing-cycles>
    <meta:generator>LibreOffice/7.3.7.2$Linux_X86_64 LibreOffice_project/30$Build-2</meta:generator>
    <meta:document-statistic meta:table-count="0" meta:image-count="0" meta:object-count="0" meta:page-count="1" meta:paragraph-count="26" meta:word-count="337" meta:character-count="1753" meta:non-whitespace-character-count="1441"/>
  </office:meta>
</office:document-meta>
</file>